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1" svg:font-family="'DejaVu Sans Mono'"/>
    <style:font-face style:name="DejaVu Sans Mono" svg:font-family="'DejaVu Sans Mono'" style:font-pitch="variable"/>
    <style:font-face style:name="Lohit Devanagari1" svg:font-family="'Lohit Devanagari'" style:font-pitch="variable"/>
    <style:font-face style:name="Noto Sans CJK SC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draw:marker-start-width="0.359cm" draw:marker-end-width="0.359cm" draw:fill="none" draw:textarea-horizontal-align="justify" draw:textarea-vertical-align="top" draw:auto-grow-height="false" fo:min-height="2.544cm" fo:min-width="11.692cm" fo:padding-top="0.178cm" fo:padding-bottom="0.178cm" fo:padding-left="0.303cm" fo:padding-right="0.303cm"/>
      <style:paragraph-properties style:writing-mode="lr-tb"/>
    </style:style>
    <style:style style:name="gr2" style:family="graphic" style:parent-style-name="standard">
      <style:graphic-properties draw:stroke="none" draw:fill-color="#3f5161" draw:textarea-horizontal-align="justify" draw:textarea-vertical-align="middle" draw:auto-grow-height="false" fo:min-height="1.782cm" fo:min-width="2.748cm"/>
      <style:paragraph-properties style:writing-mode="lr-tb"/>
    </style:style>
    <style:style style:name="gr3" style:family="graphic" style:parent-style-name="standard">
      <style:graphic-properties draw:stroke="solid" svg:stroke-color="#1c1c1c" draw:fill-color="#808080" draw:textarea-horizontal-align="justify" draw:textarea-vertical-align="middle" draw:auto-grow-height="false" fo:min-height="0.068cm" fo:min-width="0.056cm"/>
    </style:style>
    <style:style style:name="P1" style:family="paragraph">
      <style:paragraph-properties fo:text-align="center" style:writing-mode="lr-tb"/>
      <style:text-properties fo:color="#000000" style:font-name="Calibri" fo:font-size="12pt" fo:font-weight="bold" style:font-weight-asian="bold" style:font-weight-complex="bold"/>
    </style:style>
    <style:style style:name="P2" style:family="paragraph">
      <loext:graphic-properties draw:fill="none"/>
      <style:paragraph-properties fo:text-align="center" style:writing-mode="lr-tb"/>
      <style:text-properties fo:color="#000000" style:font-name="Calibri" fo:font-size="12pt" fo:font-weight="bold" style:font-weight-asian="bold" style:font-weight-complex="bold"/>
    </style:style>
    <style:style style:name="P3" style:family="paragraph">
      <style:paragraph-properties fo:text-align="center" style:writing-mode="lr-tb"/>
      <style:text-properties fo:color="#ffffff" style:font-name="Calibri" fo:font-size="12pt" fo:font-weight="normal" style:font-weight-asian="normal" style:font-weight-complex="normal"/>
    </style:style>
    <style:style style:name="P4" style:family="paragraph">
      <style:paragraph-properties fo:text-align="start" style:writing-mode="lr-tb"/>
      <style:text-properties fo:color="#ffffff" style:font-name="Calibri" fo:font-size="12pt" fo:font-weight="normal" style:font-weight-asian="normal" style:font-weight-complex="normal"/>
    </style:style>
    <style:style style:name="P5" style:family="paragraph">
      <loext:graphic-properties draw:fill-color="#3f5161"/>
      <style:paragraph-properties fo:text-align="center" style:writing-mode="lr-tb"/>
      <style:text-properties fo:color="#ffffff" style:font-name="Calibri" fo:font-size="12pt" fo:font-weight="normal" style:font-weight-asian="normal" style:font-weight-complex="normal"/>
    </style:style>
    <style:style style:name="P6" style:family="paragraph">
      <style:paragraph-properties fo:text-align="center" style:writing-mode="lr-tb"/>
      <style:text-properties fo:color="#ffffff" style:font-name="Calibri" fo:font-size="12pt"/>
    </style:style>
    <style:style style:name="P7" style:family="paragraph">
      <loext:graphic-properties draw:fill-color="#3f5161"/>
      <style:paragraph-properties fo:text-align="center" style:writing-mode="lr-tb"/>
      <style:text-properties fo:color="#ffffff" style:font-name="Calibri" fo:font-size="12pt"/>
    </style:style>
    <style:style style:name="P8" style:family="paragraph">
      <style:paragraph-properties fo:text-align="center" style:text-autospace="none" style:writing-mode="lr-tb"/>
      <style:text-properties fo:color="#ffffff" style:font-name="Calibri" fo:font-size="12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style:font-name="Calibri" fo:font-size="12pt" fo:font-weight="normal" style:font-weight-asian="normal" style:font-weight-complex="normal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ffffff" style:font-name="Calibri" fo:font-size="12pt" fo:font-weight="normal" style:font-weight-asian="normal" style:font-weight-complex="normal"/>
    </style:style>
    <style:style style:name="P11" style:family="paragraph">
      <loext:graphic-properties draw:fill-color="#3f5161"/>
      <style:paragraph-properties fo:margin-left="0cm" fo:margin-right="0cm" fo:margin-top="0cm" fo:margin-bottom="0cm" fo:line-height="100%" fo:text-align="center" fo:text-indent="0cm" style:writing-mode="lr-tb"/>
      <style:text-properties fo:color="#ffffff" style:font-name="Calibri" fo:font-size="12pt" fo:font-weight="normal" style:font-weight-asian="normal" style:font-weight-complex="normal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style:font-name="Calibri" fo:font-size="12pt"/>
    </style:style>
    <style:style style:name="P13" style:family="paragraph">
      <loext:graphic-properties draw:fill-color="#3f5161"/>
      <style:paragraph-properties fo:margin-left="0cm" fo:margin-right="0cm" fo:margin-top="0cm" fo:margin-bottom="0cm" fo:line-height="100%" fo:text-align="center" fo:text-indent="0cm" style:writing-mode="lr-tb"/>
      <style:text-properties fo:color="#ffffff" style:font-name="Calibri" fo:font-size="12pt"/>
    </style:style>
    <style:style style:name="P14" style:family="paragraph">
      <loext:graphic-properties draw:fill-color="#808080"/>
      <style:paragraph-properties fo:text-align="center"/>
    </style:style>
    <style:style style:name="T1" style:family="text">
      <style:text-properties fo:color="#000000" style:font-name="Calibri" fo:font-size="12pt" fo:font-weight="bold" style:font-weight-asian="bold" style:font-weight-complex="bold"/>
    </style:style>
    <style:style style:name="T2" style:family="text">
      <style:text-properties fo:color="#ffffff" style:font-name="Calibri" fo:font-size="12pt" fo:font-weight="bold" style:font-weight-asian="bold" style:font-weight-complex="bold"/>
    </style:style>
    <style:style style:name="T3" style:family="text">
      <style:text-properties fo:color="#ffffff" style:font-name="Calibri" fo:font-size="12pt" fo:font-weight="normal" style:font-weight-asian="normal" style:font-weight-complex="normal"/>
    </style:style>
    <style:style style:name="T4" style:family="text">
      <style:text-properties fo:color="#ffffff" style:font-name="Calibri" fo:font-size="12pt" fo:font-weight="bold" style:font-size-asian="10pt" style:font-weight-asian="bold" style:font-size-complex="10pt" style:font-weight-complex="bold"/>
    </style:style>
    <style:style style:name="T5" style:family="text">
      <style:text-properties fo:color="#ffffff" style:font-name="Calibri" fo:font-size="12pt" style:font-size-asian="10pt" style:font-size-complex="10pt"/>
    </style:style>
    <style:style style:name="T6" style:family="text">
      <style:text-properties fo:color="#ffffff" style:font-name="Calibri" fo:font-size="12pt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Calibri" fo:font-size="12pt" fo:font-style="normal" fo:text-shadow="none" style:text-underline-style="none" fo:font-weight="normal" style:letter-kerning="true" style:font-name-asian="DejaVu Sans Mono1" style:font-size-asian="11pt" style:font-style-asian="normal" style:font-weight-asian="normal" style:font-name-complex="DejaVu Sans Mono1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2.192cm" svg:height="2.794cm" svg:x="1.254cm" svg:y="4.429cm">
          <text:p text:style-name="P1"><text:span text:style-name="T1">Neural Network based method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2.192cm" svg:height="2.794cm" svg:x="1.254cm" svg:y="1.281cm">
          <text:p text:style-name="P1"><text:span text:style-name="T1">Conventional Machine Learning methods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3.248cm" svg:height="2.032cm" svg:x="1.978cm" svg:y="1.916cm">
          <text:p text:style-name="P3"><text:span text:style-name="T2">Dataset-Split</text:span><text:span text:style-name="T3">:</text:span></text:p>
          <text:p text:style-name="P4"><text:span text:style-name="T3">- Training</text:span></text:p>
          <text:p text:style-name="P4"><text:span text:style-name="T3">- Test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3.248cm" svg:height="2.032cm" svg:x="9.974cm" svg:y="1.916cm">
          <text:p text:style-name="P6"><text:span text:style-name="T4">Evaluate</text:span><text:span text:style-name="T5"> optimal</text:span></text:p>
          <text:p text:style-name="P6"><text:span text:style-name="T5">Model on the </text:span></text:p>
          <text:p text:style-name="P6"><text:span text:style-name="T5">Test set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3.248cm" svg:height="2.032cm" svg:x="5.98cm" svg:y="1.916cm">
          <text:p text:style-name="P6"><text:span text:style-name="T6">Find </text:span><text:span text:style-name="T2">optimal </text:span></text:p>
          <text:p text:style-name="P6"><text:span text:style-name="T2">model</text:span><text:span text:style-name="T6"> with</text:span></text:p>
          <text:p text:style-name="P8"><text:span text:style-name="T7">Randomized-</text:span></text:p>
          <text:p text:style-name="P8"><text:span text:style-name="T7">SearchCV</text:span></text:p>
          <draw:enhanced-geometry svg:viewBox="0 0 21600 21600" draw:type="rectangle" draw:enhanced-path="M 0 0 L 21600 0 21600 21600 0 21600 0 0 Z N"/>
        </draw:custom-shape>
        <draw:custom-shape draw:style-name="gr2" draw:text-style-name="P11" draw:layer="layout" svg:width="3.248cm" svg:height="2.032cm" svg:x="1.978cm" svg:y="5.016cm">
          <text:p text:style-name="P9"><text:span text:style-name="T2">Dataset-Split</text:span><text:span text:style-name="T3">:</text:span></text:p>
          <text:p text:style-name="P10"><text:span text:style-name="T3">- Training</text:span></text:p>
          <text:p text:style-name="P10"><text:span text:style-name="T3">- Test</text:span></text:p>
          <text:p text:style-name="P10"><text:span text:style-name="T3">- Valid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13" draw:layer="layout" svg:width="3.248cm" svg:height="2.032cm" svg:x="9.974cm" svg:y="5.016cm">
          <text:p text:style-name="P12"><text:span text:style-name="T4">Evaluate</text:span><text:span text:style-name="T5"> optimal</text:span></text:p>
          <text:p text:style-name="P12"><text:span text:style-name="T5">Model on the </text:span></text:p>
          <text:p text:style-name="P12"><text:span text:style-name="T5">Test set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3.248cm" svg:height="2.032cm" svg:x="5.98cm" svg:y="5.016cm">
          <text:p text:style-name="P6"><text:span text:style-name="T6">Find </text:span><text:span text:style-name="T2">optimal </text:span></text:p>
          <text:p text:style-name="P6"><text:span text:style-name="T2">model</text:span><text:span text:style-name="T6"> with</text:span></text:p>
          <text:p text:style-name="P6"><text:span text:style-name="T6">Training and </text:span></text:p>
          <text:p text:style-name="P6"><text:span text:style-name="T6">Valid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14" draw:layer="layout" svg:width="0.635cm" svg:height="0.635cm" svg:x="1.281cm" svg:y="2.6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4" draw:layer="layout" svg:width="0.635cm" svg:height="0.635cm" svg:x="5.281cm" svg:y="2.6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4" draw:layer="layout" svg:width="0.635cm" svg:height="0.635cm" svg:x="9.281cm" svg:y="2.6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4" draw:layer="layout" svg:width="0.635cm" svg:height="0.635cm" svg:x="1.281cm" svg:y="5.7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4" draw:layer="layout" svg:width="0.635cm" svg:height="0.635cm" svg:x="5.281cm" svg:y="5.7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4" draw:layer="layout" svg:width="0.635cm" svg:height="0.635cm" svg:x="9.281cm" svg:y="5.7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1" svg:font-family="'DejaVu Sans Mono'"/>
    <style:font-face style:name="DejaVu Sans Mono" svg:font-family="'DejaVu Sans Mono'" style:font-pitch="variable"/>
    <style:font-face style:name="Lohit Devanagari1" svg:font-family="'Lohit Devanagari'" style:font-pitch="variable"/>
    <style:font-face style:name="Noto Sans CJK SC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4T21:23:53.980944665</meta:creation-date>
    <dc:date>2021-02-21T18:21:57.691986387</dc:date>
    <meta:editing-duration>PT5H44M38S</meta:editing-duration>
    <meta:editing-cycles>69</meta:editing-cycles>
    <meta:generator>LibreOffice/6.4.6.2$Linux_X86_64 LibreOffice_project/40$Build-2</meta:generator>
    <meta:document-statistic meta:object-count="14"/>
  </office:meta>
</office:document-meta>
</file>